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c9211e" loext:opacity="100%" style:text-underline-style="solid" style:text-underline-width="auto" style:text-underline-color="font-color" officeooo:rsid="0011cee0" officeooo:paragraph-rsid="0011cee0"/>
    </style:style>
    <style:style style:name="P2" style:family="paragraph" style:parent-style-name="Text_20_body">
      <style:text-properties fo:color="#000000" loext:opacity="100%" fo:font-style="normal" style:text-underline-style="none" officeooo:rsid="0011cee0" officeooo:paragraph-rsid="0011cee0" style:font-style-asian="normal" style:font-style-complex="normal"/>
    </style:style>
    <style:style style:name="P3" style:family="paragraph" style:parent-style-name="Text_20_body">
      <style:text-properties fo:color="#000000" loext:opacity="100%" fo:font-style="normal" style:text-underline-style="none" fo:font-weight="bold" officeooo:rsid="0011cee0" officeooo:paragraph-rsid="0011cee0" style:font-style-asian="normal" style:font-weight-asian="bold" style:font-style-complex="normal" style:font-weight-complex="bold"/>
    </style:style>
    <style:style style:name="P4" style:family="paragraph" style:parent-style-name="Text_20_body">
      <style:text-properties fo:color="#000000" loext:opacity="100%" fo:font-style="normal" style:text-underline-style="none" fo:font-weight="bold" officeooo:rsid="00144a30" officeooo:paragraph-rsid="00144a30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fo:color="#000000" loext:opacity="100%" fo:font-style="normal" style:text-underline-style="none" fo:font-weight="bold" officeooo:rsid="0015e7cf" officeooo:paragraph-rsid="0015e7cf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color="#000000" loext:opacity="100%" fo:font-style="normal" style:text-underline-style="none" fo:font-weight="bold" officeooo:rsid="00191d9b" officeooo:paragraph-rsid="00191d9b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color="#000000" loext:opacity="100%" fo:font-style="normal" style:text-underline-style="none" fo:font-weight="normal" officeooo:rsid="0011cee0" officeooo:paragraph-rsid="0011cee0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color="#000000" loext:opacity="100%" fo:font-style="normal" style:text-underline-style="none" fo:font-weight="normal" officeooo:rsid="0013574d" officeooo:paragraph-rsid="0013574d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color="#000000" loext:opacity="100%" fo:font-style="normal" style:text-underline-style="none" fo:font-weight="normal" officeooo:rsid="00144a30" officeooo:paragraph-rsid="00144a30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000000" loext:opacity="100%" fo:font-style="normal" style:text-underline-style="none" fo:font-weight="normal" officeooo:rsid="0015e7cf" officeooo:paragraph-rsid="0015e7cf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color="#000000" loext:opacity="100%" fo:font-style="normal" style:text-underline-style="none" fo:font-weight="normal" officeooo:rsid="00175ae7" officeooo:paragraph-rsid="00175ae7" style:font-style-asian="normal" style:font-weight-asian="normal" style:font-style-complex="normal" style:font-weight-complex="normal"/>
    </style:style>
    <style:style style:name="P12" style:family="paragraph" style:parent-style-name="Title">
      <style:text-properties fo:color="#c9211e" loext:opacity="100%" style:text-underline-style="solid" style:text-underline-width="auto" style:text-underline-color="font-color" officeooo:rsid="0011cee0" officeooo:paragraph-rsid="0011cee0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XAMEN TEORICO ANGULAR</text:p>
      <text:p text:style-name="P1"/>
      <text:p text:style-name="P2">1.- ¿Cómo mostrarías en un párrafo de un componente el valor de una propiedad de su clase llamada “edad”?</text:p>
      <text:p text:style-name="P2"><text:tab/><text:span text:style-name="T1">Con la Interpolación.</text:span></text:p>
      <text:p text:style-name="P3"><text:tab/>&lt;p&gt; La edad es de: {{ edad }} &lt;/p&gt;</text:p>
      <text:p text:style-name="P3"/>
      <text:p text:style-name="P7">2.- Un componente padre muestra en su vista un hijo “cabecera” y otro hijo “item” tantas veces como elemnetos haya en un array de su clase asociada llamada “items”.¿Cómo serñia el codigo de esa vista?</text:p>
      <text:p text:style-name="P3"><text:tab/>&lt;div&gt;</text:p>
      <text:p text:style-name="P3"><text:s text:c="2"/><text:tab/>&lt;app-cabecera&gt;&lt;/app-cabecera&gt;</text:p>
      <text:p text:style-name="P3"><text:s text:c="2"/><text:tab/>&lt;div *ngFor="let item of items"&gt;</text:p>
      <text:p text:style-name="P3"><text:s text:c="4"/><text:tab/><text:tab/>&lt;app-item [data]="item"&gt;&lt;/app-item&gt;</text:p>
      <text:p text:style-name="P3"><text:s text:c="2"/><text:tab/>&lt;/div&gt;</text:p>
      <text:p text:style-name="P3"><text:tab/>&lt;/div&gt;</text:p>
      <text:p text:style-name="P3"/>
      <text:p text:style-name="P8">3.- Explica de forma detenida como se produce el arranque de una aplicación Angular.</text:p>
      <text:p text:style-name="P8"><text:tab/><text:span text:style-name="T1">Una vez que haces el ng serve -o , se inicializa el AppModule, en este es donde esta definido todos los componentes, servicios… Carga el componente raíz, que angular lo va a encontrar dentro del AppModule. Lo encuentra y ejecuta una serie de acciones. Despues de ejecutarse eso examina el html del componente y lo muestra en el navegador.</text:span></text:p>
      <text:p text:style-name="P8"><text:span text:style-name="T1"/></text:p>
      <text:p text:style-name="P9">4.- Si en la vista de un componente aparece el siguiente código &lt;hijo&gt;Texto&lt;/hijo&gt;, ¿qué características de Angular estoy usando?¿Cuál es su utilidad?</text:p>
      <text:p text:style-name="P4">Estas utilizando la característica de componentes hijos.</text:p>
      <text:p text:style-name="P4">La utilidad de los componentes hijos es dividir la interfaz de usuario en partes más pequeñas y reutilizables, lo que facilita la construcción, mantenimiento y escalabilidad de la aplicación. </text:p>
      <text:p text:style-name="P4"/>
      <text:p text:style-name="P4"/>
      <text:p text:style-name="P4"/>
      <text:p text:style-name="P4"/>
      <text:p text:style-name="P4"/>
      <text:p text:style-name="P9"><text:soft-page-break/>5.-Escribe el código del controlador de un componente hijo que envíe a su padre , en forma de Output, el numero de veces que se ha pulsado un botón. Escribe la linea de código que necesita el padre para acceder a esos datos.</text:p>
      <text:p text:style-name="P9"/>
      <text:p text:style-name="P4">export class Hijo {</text:p>
      <text:p text:style-name="P4"><text:s text:c="2"/>contadorClicks: number = 0;</text:p>
      <text:p text:style-name="P4"><text:s text:c="2"/>@Output() contadorActualizado = new EventEmitter&lt;number&gt;();</text:p>
      <text:p text:style-name="P4"/>
      <text:p text:style-name="P4"><text:s text:c="2"/>incrementarContador() {</text:p>
      <text:p text:style-name="P4"><text:s text:c="4"/>this.contadorClicks++;</text:p>
      <text:p text:style-name="P4"><text:s text:c="4"/>this.contadorActualizado.emit(this.contadorClicks);</text:p>
      <text:p text:style-name="P4"><text:s text:c="2"/>}</text:p>
      <text:p text:style-name="P4">}</text:p>
      <text:p text:style-name="P9"/>
      <text:p text:style-name="P4">La línea de código que necesita el padre es: </text:p>
      <text:p text:style-name="P4">&lt;app-child (contadorActualizado)="actualizarContador($event)"&gt;&lt;/app-child&gt;</text:p>
      <text:p text:style-name="P4"/>
      <text:p text:style-name="P9">6.-Crea una directiva en Angular llamada “MiDirectiva” que cambie el color de fondo del elemento al que se le aplica, utilizando un color personalizado proporcionado como parametro, y proporciona un ejemplo de uso en un componente.</text:p>
      <text:p text:style-name="P4">export class MiDirectivaDirective implements OnInit {</text:p>
      <text:p text:style-name="P4"><text:s text:c="2"/>@Input('miDirectiva') colorPersonalizado: string;</text:p>
      <text:p text:style-name="P4"><text:s text:c="2"/>constructor(private el: ElementRef, private renderer: Renderer2) { }</text:p>
      <text:p text:style-name="P4"><text:s text:c="2"/>ngOnInit() {</text:p>
      <text:p text:style-name="P4"><text:s text:c="4"/>this.renderer.setStyle(this.el.nativeElement, 'background-color', this.colorPersonalizado);</text:p>
      <text:p text:style-name="P4"><text:s text:c="2"/>}</text:p>
      <text:p text:style-name="P4">}</text:p>
      <text:p text:style-name="P5">Ejemplo de uso en un componente: </text:p>
      <text:p text:style-name="P5">&lt;div miDirectiva="lightblue"&gt;</text:p>
      <text:p text:style-name="P5"><text:s text:c="2"/><text:tab/>Este es un ejemplo de componente que utiliza la directiva MiDirectiva.</text:p>
      <text:p text:style-name="P5">&lt;/div&gt;</text:p>
      <text:p text:style-name="P5"/>
      <text:p text:style-name="P5"/>
      <text:p text:style-name="P5"><text:soft-page-break/></text:p>
      <text:p text:style-name="P10">7.- Implementa un formulario model-driven en Angular con campos “Nombre” (cadena de texto requerida) y “Edad” (numero mayor a 0).</text:p>
      <text:p text:style-name="P5">export class Formulario implements OnInit{</text:p>
      <text:p text:style-name="P5"><text:tab/>formulario: FormGroup;</text:p>
      <text:p text:style-name="P5"><text:tab/>constructor(private fb: FormBuilder) {}</text:p>
      <text:p text:style-name="P5"><text:tab/>ngOnInit(): void {</text:p>
      <text:p text:style-name="P5"><text:tab/><text:tab/>this.formulario = this.fb.group({</text:p>
      <text:p text:style-name="P5"><text:tab/><text:tab/><text:tab/>nombre: [‘’, Validators.required],</text:p>
      <text:p text:style-name="P5"><text:tab/><text:tab/><text:tab/>edad: [null, Validators.min(1)]</text:p>
      <text:p text:style-name="P5"><text:tab/><text:tab/>});</text:p>
      <text:p text:style-name="P5"><text:tab/>}</text:p>
      <text:p text:style-name="P5">}</text:p>
      <text:p text:style-name="P5"/>
      <text:p text:style-name="P10">8.- Crea un servicio “Contador” con un método que devuelva un observable donde recogeremos el numero de veces que se ha llamado a otro método del servicio llamado “contar”. Pon un ejemplo de uso de este servicio.</text:p>
      <text:p text:style-name="P5">export class ContadorService {</text:p>
      <text:p text:style-name="P5"><text:s text:c="2"/>private contador: number = 0;</text:p>
      <text:p text:style-name="P5"><text:s text:c="2"/>private contadorSubject = new Subject&lt;number&gt;();</text:p>
      <text:p text:style-name="P5"/>
      <text:p text:style-name="P5"><text:s text:c="2"/>constructor() { }</text:p>
      <text:p text:style-name="P5"/>
      <text:p text:style-name="P5"><text:s text:c="2"/>contar(): void {</text:p>
      <text:p text:style-name="P5"><text:s text:c="4"/>this.contador++;</text:p>
      <text:p text:style-name="P5"><text:s text:c="4"/>this.contadorSubject.next(this.contador);</text:p>
      <text:p text:style-name="P5"><text:s text:c="2"/>}</text:p>
      <text:p text:style-name="P5"/>
      <text:p text:style-name="P5"><text:s text:c="2"/>obtenerContador(): Observable&lt;number&gt; {</text:p>
      <text:p text:style-name="P5"><text:s text:c="4"/>return this.contadorSubject.asObservable();</text:p>
      <text:p text:style-name="P5"><text:s text:c="2"/>}</text:p>
      <text:p text:style-name="P5">}</text:p>
      <text:p text:style-name="P5"/>
      <text:p text:style-name="P10"><text:soft-page-break/>Ejemplo de uso: </text:p>
      <text:p text:style-name="P5">export class EjemploComponenteComponent implements OnInit {</text:p>
      <text:p text:style-name="P5"><text:s text:c="2"/>contadorActual: number;</text:p>
      <text:p text:style-name="P5"/>
      <text:p text:style-name="P5"><text:s text:c="2"/>constructor(private contadorService: ContadorService) { }</text:p>
      <text:p text:style-name="P5"/>
      <text:p text:style-name="P5"><text:s text:c="2"/>ngOnInit(): void {</text:p>
      <text:p text:style-name="P5"><text:s text:c="4"/>this.contadorService.obtenerContador().subscribe(contador =&gt; {</text:p>
      <text:p text:style-name="P5"><text:s text:c="6"/>this.contadorActual = contador;</text:p>
      <text:p text:style-name="P5"><text:s text:c="4"/>});</text:p>
      <text:p text:style-name="P5"><text:s text:c="2"/>}</text:p>
      <text:p text:style-name="P5"><text:s text:c="2"/>incrementarContador() {</text:p>
      <text:p text:style-name="P5"><text:s text:c="4"/>this.contadorService.contar();</text:p>
      <text:p text:style-name="P5"><text:s text:c="2"/>}</text:p>
      <text:p text:style-name="P5">}</text:p>
      <text:p text:style-name="P5"/>
      <text:p text:style-name="P11">9.- En Angular, ¿cómo se capturan y utilizan los parámetros de una ruta en un componente?</text:p>
      <text:p text:style-name="P6">En primer lugar defines las rutas en el app-routing.ts : </text:p>
      <text:p text:style-name="P6"><text:tab/>const routes: Routes = [</text:p>
      <text:p text:style-name="P6"><text:s text:c="2"/><text:tab/><text:tab/>{ path: 'producto/:id', component: DetalleProductoComponent }</text:p>
      <text:p text:style-name="P6"><text:tab/>];</text:p>
      <text:p text:style-name="P6">Y luego se utilizan asi en un componente: </text:p>
      <text:p text:style-name="P6"><text:tab/>import { ActivatedRoute } from '@angular/router';</text:p>
      <text:p text:style-name="P6"><text:tab/>export class DetalleProductoComponent implements OnInit {</text:p>
      <text:p text:style-name="P6"><text:s text:c="2"/><text:tab/><text:tab/>productId: string;</text:p>
      <text:p text:style-name="P6"><text:s text:c="2"/><text:tab/><text:tab/>constructor(private route: ActivatedRoute) { }</text:p>
      <text:p text:style-name="P6"><text:s text:c="2"/><text:tab/><text:tab/>ngOnInit(): void {</text:p>
      <text:p text:style-name="P6"><text:s text:c="4"/><text:tab/><text:tab/><text:tab/>this.route.params.subscribe(params =&gt; {</text:p>
      <text:p text:style-name="P6"><text:s text:c="6"/><text:tab/><text:tab/><text:tab/><text:tab/>this.productId = params['id'];</text:p>
      <text:p text:style-name="P6"><text:s text:c="4"/><text:tab/><text:tab/><text:tab/>});</text:p>
      <text:p text:style-name="P6"><text:s text:c="2"/><text:tab/><text:tab/>}<text:tab/></text:p>
      <text:p text:style-name="P6"><text:tab/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24:30.204000000</meta:creation-date>
    <dc:date>2024-03-02T19:06:11.872000000</dc:date>
    <meta:editing-duration>PT19M38S</meta:editing-duration>
    <meta:editing-cycles>4</meta:editing-cycles>
    <meta:generator>LibreOffice/24.2.0.3$Windows_X86_64 LibreOffice_project/da48488a73ddd66ea24cf16bbc4f7b9c08e9bea1</meta:generator>
    <meta:document-statistic meta:table-count="0" meta:image-count="0" meta:object-count="0" meta:page-count="4" meta:paragraph-count="92" meta:word-count="586" meta:character-count="4385" meta:non-whitespace-character-count="3714"/>
  </office:meta>
</office:document-meta>
</file>